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LOS ESPINOS SA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014726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1694740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FAEL RODRIGUEZ, ANDRES ABEL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50430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37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29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9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2/09/2021</text:p>
          </table:table-cell>
          <table:table-cell table:style-name="Tabla2.A2" office:value-type="string">
            <text:p text:style-name="P9">25360</text:p>
          </table:table-cell>
          <table:table-cell table:style-name="Tabla2.A2" office:value-type="string">
            <text:p text:style-name="P9">328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3:20:3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